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65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0319in"/>
    </style:style>
    <style:style style:name="co4" style:family="table-column">
      <style:table-column-properties fo:break-before="auto" style:column-width="1.0917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0.995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54in"/>
    </style:style>
    <style:style style:name="co9" style:family="table-column">
      <style:table-column-properties fo:break-before="auto" style:column-width="1.7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21"/>
    <style:style style:name="ce10" style:family="table-cell" style:parent-style-name="Default" style:data-style-name="N10">
      <style:table-cell-properties fo:border-bottom="0.74pt solid #000000" fo:border-left="0.74pt solid #000000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8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10">
      <style:table-cell-properties fo:border-bottom="none" fo:border-left="0.74pt solid #000000" fo:border-right="none" fo:border-top="non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21"/>
    <style:style style:name="ce26" style:family="table-cell" style:parent-style-name="Default" style:data-style-name="N121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order-left="0.74pt solid #000000" fo:border-right="none" fo:border-top="none"/>
    </style:style>
    <style:style style:name="ce32" style:family="table-cell" style:parent-style-name="Default">
      <style:table-cell-properties fo:border-bottom="0.74pt solid #000000" fo:border-left="0.74pt solid #000000" fo:border-right="none" fo:border-top="none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 style:data-style-name="N10">
      <style:table-cell-properties fo:border-bottom="none" fo:border-left="0.74pt solid #000000" fo:border-right="none" fo:border-top="none"/>
    </style:style>
    <style:style style:name="ce35" style:family="table-cell" style:parent-style-name="Default" style:data-style-name="N10">
      <style:table-cell-properties fo:border-bottom="0.74pt solid #0000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Default"/>
        <table:table-column table:style-name="co7" table:number-columns-repeated="4" table:default-cell-style-name="ce25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Validation</text:p>
          </table:table-cell>
          <table:table-cell table:style-name="ce24" office:value-type="string" calcext:value-type="string" table:number-columns-spanned="2" table:number-rows-spanned="1">
            <text:p>Rhymes</text:p>
          </table:table-cell>
          <table:covered-table-cell table:style-name="Default"/>
          <table:table-cell table:style-name="ce24" office:value-type="string" calcext:value-type="string" table:number-columns-spanned="3" table:number-rows-spanned="1">
            <text:p>Alliterations</text:p>
          </table:table-cell>
          <table:covered-table-cell table:number-columns-repeated="2" table:style-name="Default"/>
          <table:table-cell/>
          <table:table-cell table:style-name="Default" office:value-type="string" calcext:value-type="string" table:number-columns-spanned="4" table:number-rows-spanned="1">
            <text:p>Distinct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Perfect</text:p>
          </table:table-cell>
          <table:table-cell table:style-name="Default" office:value-type="string" calcext:value-type="string">
            <text:p>Weak </text:p>
          </table:table-cell>
          <table:table-cell table:style-name="Default" office:value-type="string" calcext:value-type="string">
            <text:p>t_a = 2</text:p>
          </table:table-cell>
          <table:table-cell table:style-name="Default" office:value-type="string" calcext:value-type="string">
            <text:p>t_a = 3</text:p>
          </table:table-cell>
          <table:table-cell table:style-name="Default" office:value-type="string" calcext:value-type="string">
            <text:p>t_a = 4</text:p>
          </table:table-cell>
          <table:table-cell office:value-type="string" calcext:value-type="string">
            <text:p>Met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  <table:table-cell table:style-name="ce33"/>
          <table:table-cell table:number-columns-repeated="2"/>
          <table:table-cell office:value-type="string" calcext:value-type="string">
            <text:p>Total</text:p>
          </table:table-cell>
          <table:table-cell table:formula="of:=5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percentage" office:value="0.353761594868314" calcext:value-type="percentage">
            <text:p>35.4%</text:p>
          </table:table-cell>
          <table:table-cell office:value-type="percentage" office:value="0.516142984522431" calcext:value-type="percentage">
            <text:p>51.6%</text:p>
          </table:table-cell>
          <table:table-cell office:value-type="percentage" office:value="1.2361227558856" calcext:value-type="percentage">
            <text:p>123.6%</text:p>
          </table:table-cell>
          <table:table-cell office:value-type="percentage" office:value="0.189803170040324" calcext:value-type="percentage">
            <text:p>19.0%</text:p>
          </table:table-cell>
          <table:table-cell office:value-type="percentage" office:value="0.0226041708255147" calcext:value-type="percentage">
            <text:p>2.3%</text:p>
          </table:table-cell>
          <table:table-cell table:style-name="ce25" office:value-type="percentage" office:value="0.789184954634348" calcext:value-type="percentage">
            <text:p>78.9%</text:p>
          </table:table-cell>
          <table:table-cell office:value-type="percentage" office:value="0.215553910630326" calcext:value-type="percentage">
            <text:p>21.6%</text:p>
          </table:table-cell>
          <table:table-cell office:value-type="percentage" office:value="0.627006655244481" calcext:value-type="percentage">
            <text:p>62.7%</text:p>
          </table:table-cell>
          <table:table-cell office:value-type="percentage" office:value="0.842810432771003" calcext:value-type="percentage">
            <text:p>84.3%</text:p>
          </table:table-cell>
          <table:table-cell office:value-type="percentage" office:value="0.930500391513404" calcext:value-type="percentage">
            <text:p>93.1%</text:p>
          </table:table-cell>
          <table:table-cell table:number-columns-repeated="2"/>
          <table:table-cell table:style-name="ce27" office:value-type="string" calcext:value-type="string" table:number-columns-spanned="1" table:number-rows-spanned="5">
            <text:p>Noise</text:p>
          </table:table-cell>
          <table:table-cell table:style-name="ce31" office:value-type="string" calcext:value-type="string">
            <text:p>Poetic Contractions</text:p>
          </table:table-cell>
          <table:table-cell table:style-name="ce34" table:formula="of:=[.Q3]/[.$T$2]" office:value-type="percentage" office:value="0.12" calcext:value-type="percentage">
            <text:p>12%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-Neo 125M</text:p>
          </table:table-cell>
          <table:table-cell table:style-name="ce26" office:value-type="percentage" office:value="0.155828571428571" calcext:value-type="percentage">
            <text:p>15.6%</text:p>
          </table:table-cell>
          <table:table-cell table:style-name="ce26" office:value-type="percentage" office:value="0.254083333333333" calcext:value-type="percentage">
            <text:p>25.4%</text:p>
          </table:table-cell>
          <table:table-cell table:style-name="ce26" office:value-type="percentage" office:value="0.247740476190476" calcext:value-type="percentage">
            <text:p>24.8%</text:p>
          </table:table-cell>
          <table:table-cell table:style-name="ce26" office:value-type="percentage" office:value="0.0445095238095238" calcext:value-type="percentage">
            <text:p>4.5%</text:p>
          </table:table-cell>
          <table:table-cell table:style-name="ce26" office:value-type="percentage" office:value="0.01145" calcext:value-type="percentage">
            <text:p>1.1%</text:p>
          </table:table-cell>
          <table:table-cell table:style-name="ce25" office:value-type="percentage" office:value="0.405929761904762" calcext:value-type="percentage">
            <text:p>40.6%</text:p>
          </table:table-cell>
          <table:table-cell table:number-columns-repeated="6"/>
          <table:covered-table-cell table:style-name="ce28"/>
          <table:table-cell table:style-name="ce31" office:value-type="string" calcext:value-type="string">
            <text:p>Old English and Dialects</text:p>
          </table:table-cell>
          <table:table-cell table:style-name="ce34" table:formula="of:=[.Q4]/[.$T$2]" office:value-type="percentage" office:value="0.16" calcext:value-type="percentage">
            <text:p>16%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-Neo 1.3B</text:p>
          </table:table-cell>
          <table:table-cell office:value-type="percentage" office:value="0.114021428571429" calcext:value-type="percentage">
            <text:p>11.4%</text:p>
          </table:table-cell>
          <table:table-cell office:value-type="percentage" office:value="0.226878571428571" calcext:value-type="percentage">
            <text:p>22.7%</text:p>
          </table:table-cell>
          <table:table-cell office:value-type="percentage" office:value="0.189628571428571" calcext:value-type="percentage">
            <text:p>19.0%</text:p>
          </table:table-cell>
          <table:table-cell office:value-type="percentage" office:value="0.0330166666666667" calcext:value-type="percentage">
            <text:p>3.3%</text:p>
          </table:table-cell>
          <table:table-cell office:value-type="percentage" office:value="0.0053" calcext:value-type="percentage">
            <text:p>0.5%</text:p>
          </table:table-cell>
          <table:table-cell table:style-name="ce26" office:value-type="percentage" office:value="0.437446428571429" calcext:value-type="percentage">
            <text:p>43.7%</text:p>
          </table:table-cell>
          <table:table-cell table:style-name="ce26" table:number-columns-repeated="4"/>
          <table:table-cell table:number-columns-repeated="2"/>
          <table:covered-table-cell table:style-name="ce28"/>
          <table:table-cell table:style-name="ce31" office:value-type="string" calcext:value-type="string">
            <text:p>Foreign Language</text:p>
          </table:table-cell>
          <table:table-cell table:style-name="ce34" table:formula="of:=[.Q5]/[.$T$2]" office:value-type="percentage" office:value="0.12" calcext:value-type="percentage">
            <text:p>12%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covered-table-cell table:style-name="ce28"/>
          <table:table-cell table:style-name="ce31" office:value-type="string" calcext:value-type="string">
            <text:p>Few Annotations</text:p>
          </table:table-cell>
          <table:table-cell table:style-name="ce34" table:formula="of:=[.Q6]/[.$T$2]" office:value-type="percentage" office:value="0.54" calcext:value-type="percentage">
            <text:p>54%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mbic Pentameter</text:p>
          </table:table-cell>
          <table:table-cell table:style-name="ce24" office:value-type="string" calcext:value-type="string" table:number-columns-spanned="2" table:number-rows-spanned="1">
            <text:p>Rhymes</text:p>
          </table:table-cell>
          <table:covered-table-cell table:style-name="Default"/>
          <table:table-cell table:style-name="ce24" office:value-type="string" calcext:value-type="string" table:number-columns-spanned="3" table:number-rows-spanned="1">
            <text:p>Alliterations</text:p>
          </table:table-cell>
          <table:covered-table-cell table:number-columns-repeated="2" table:style-name="Default"/>
          <table:table-cell/>
          <table:table-cell table:style-name="Default" office:value-type="string" calcext:value-type="string" table:number-columns-spanned="4" table:number-rows-spanned="1">
            <text:p>Distinct</text:p>
          </table:table-cell>
          <table:covered-table-cell table:number-columns-repeated="3" table:style-name="Default"/>
          <table:table-cell table:number-columns-repeated="2"/>
          <table:covered-table-cell table:style-name="ce29"/>
          <table:table-cell table:style-name="ce32" office:value-type="string" calcext:value-type="string">
            <text:p>Many Annotations</text:p>
          </table:table-cell>
          <table:table-cell table:style-name="ce35" table:formula="of:=[.Q7]/[.$T$2]" office:value-type="percentage" office:value="0.1" calcext:value-type="percentage">
            <text:p>10%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 Tuned</text:p>
          </table:table-cell>
          <table:table-cell table:style-name="Default" office:value-type="string" calcext:value-type="string">
            <text:p>Perfect</text:p>
          </table:table-cell>
          <table:table-cell table:style-name="Default" office:value-type="string" calcext:value-type="string">
            <text:p>Weak </text:p>
          </table:table-cell>
          <table:table-cell table:style-name="Default" office:value-type="string" calcext:value-type="string">
            <text:p>t_a = 2</text:p>
          </table:table-cell>
          <table:table-cell table:style-name="Default" office:value-type="string" calcext:value-type="string">
            <text:p>t_a = 3</text:p>
          </table:table-cell>
          <table:table-cell table:style-name="Default" office:value-type="string" calcext:value-type="string">
            <text:p>t_a = 4</text:p>
          </table:table-cell>
          <table:table-cell office:value-type="string" calcext:value-type="string">
            <text:p>Met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table:style-name="ce30" office:value-type="string" calcext:value-type="string" table:number-columns-spanned="1" table:number-rows-spanned="4">
            <text:p>Type of Writing</text:p>
          </table:table-cell>
          <table:table-cell table:style-name="ce31" office:value-type="string" calcext:value-type="string">
            <text:p>Poems</text:p>
          </table:table-cell>
          <table:table-cell table:style-name="ce34" table:formula="of:=[.Q8]/[.$T$2]" office:value-type="percentage" office:value="0.88" calcext:value-type="percentage">
            <text:p>88%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-Neo 125M</text:p>
          </table:table-cell>
          <table:table-cell office:value-type="percentage" office:value="0.201944444444444" calcext:value-type="percentage">
            <text:p>20.2%</text:p>
          </table:table-cell>
          <table:table-cell office:value-type="percentage" office:value="0.266388888888889" calcext:value-type="percentage">
            <text:p>26.6%</text:p>
          </table:table-cell>
          <table:table-cell office:value-type="percentage" office:value="1.36905555555556" calcext:value-type="percentage">
            <text:p>136.9%</text:p>
          </table:table-cell>
          <table:table-cell office:value-type="percentage" office:value="0.266055555555556" calcext:value-type="percentage">
            <text:p>26.6%</text:p>
          </table:table-cell>
          <table:table-cell office:value-type="percentage" office:value="0.0553333333333333" calcext:value-type="percentage">
            <text:p>5.5%</text:p>
          </table:table-cell>
          <table:table-cell table:style-name="ce25" office:value-type="percentage" office:value="0.86290135975136" calcext:value-type="percentage">
            <text:p>86.3%</text:p>
          </table:table-cell>
          <table:table-cell office:value-type="percentage" office:value="0.612549956810804" calcext:value-type="percentage">
            <text:p>61.3%</text:p>
          </table:table-cell>
          <table:table-cell office:value-type="percentage" office:value="0.809363736727381" calcext:value-type="percentage">
            <text:p>80.9%</text:p>
          </table:table-cell>
          <table:table-cell office:value-type="percentage" office:value="0.930018559389935" calcext:value-type="percentage">
            <text:p>93.0%</text:p>
          </table:table-cell>
          <table:table-cell office:value-type="percentage" office:value="0.999529529504575" calcext:value-type="percentage">
            <text:p>100.0%</text:p>
          </table:table-cell>
          <table:table-cell table:number-columns-repeated="2"/>
          <table:covered-table-cell table:style-name="ce28"/>
          <table:table-cell table:style-name="ce31" office:value-type="string" calcext:value-type="string">
            <text:p>Plays</text:p>
          </table:table-cell>
          <table:table-cell table:style-name="ce34" table:formula="of:=[.Q9]/[.$T$2]" office:value-type="percentage" office:value="0.04" calcext:value-type="percentage">
            <text:p>4%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-Neo 1.3B</text:p>
          </table:table-cell>
          <table:table-cell office:value-type="percentage" office:value="0.155555555555556" calcext:value-type="percentage">
            <text:p>15.6%</text:p>
          </table:table-cell>
          <table:table-cell office:value-type="percentage" office:value="0.251111111111111" calcext:value-type="percentage">
            <text:p>25.1%</text:p>
          </table:table-cell>
          <table:table-cell office:value-type="percentage" office:value="1.31694444444444" calcext:value-type="percentage">
            <text:p>131.7%</text:p>
          </table:table-cell>
          <table:table-cell office:value-type="percentage" office:value="0.256222222222222" calcext:value-type="percentage">
            <text:p>25.6%</text:p>
          </table:table-cell>
          <table:table-cell office:value-type="percentage" office:value="0.0537777777777778" calcext:value-type="percentage">
            <text:p>5.4%</text:p>
          </table:table-cell>
          <table:table-cell table:style-name="ce25" office:value-type="percentage" office:value="0.840190461390461" calcext:value-type="percentage">
            <text:p>84.0%</text:p>
          </table:table-cell>
          <table:table-cell office:value-type="percentage" office:value="0.618946533982938" calcext:value-type="percentage">
            <text:p>61.9%</text:p>
          </table:table-cell>
          <table:table-cell office:value-type="percentage" office:value="0.848474975167983" calcext:value-type="percentage">
            <text:p>84.8%</text:p>
          </table:table-cell>
          <table:table-cell office:value-type="percentage" office:value="0.953698401701244" calcext:value-type="percentage">
            <text:p>95.4%</text:p>
          </table:table-cell>
          <table:table-cell office:value-type="percentage" office:value="0.999514187024109" calcext:value-type="percentage">
            <text:p>100.0%</text:p>
          </table:table-cell>
          <table:table-cell table:number-columns-repeated="2"/>
          <table:covered-table-cell table:style-name="ce28"/>
          <table:table-cell table:style-name="ce31" office:value-type="string" calcext:value-type="string">
            <text:p>Songs</text:p>
          </table:table-cell>
          <table:table-cell table:style-name="ce34" table:formula="of:=[.Q10]/[.$T$2]" office:value-type="percentage" office:value="0.06" calcext:value-type="percentage">
            <text:p>6%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-Neo 2.7B</text:p>
          </table:table-cell>
          <table:table-cell office:value-type="percentage" office:value="0.271388888888889" calcext:value-type="percentage">
            <text:p>27.1%</text:p>
          </table:table-cell>
          <table:table-cell office:value-type="percentage" office:value="0.322777777777778" calcext:value-type="percentage">
            <text:p>32.3%</text:p>
          </table:table-cell>
          <table:table-cell office:value-type="percentage" office:value="1.38394444444444" calcext:value-type="percentage">
            <text:p>138.4%</text:p>
          </table:table-cell>
          <table:table-cell office:value-type="percentage" office:value="0.324277777777778" calcext:value-type="percentage">
            <text:p>32.4%</text:p>
          </table:table-cell>
          <table:table-cell office:value-type="percentage" office:value="0.0851666666666667" calcext:value-type="percentage">
            <text:p>8.5%</text:p>
          </table:table-cell>
          <table:table-cell table:style-name="ce25" office:value-type="percentage" office:value="0.81716730954231" calcext:value-type="percentage">
            <text:p>81.7%</text:p>
          </table:table-cell>
          <table:table-cell office:value-type="percentage" office:value="0.541305858426092" calcext:value-type="percentage">
            <text:p>54.1%</text:p>
          </table:table-cell>
          <table:table-cell office:value-type="percentage" office:value="0.776906502359869" calcext:value-type="percentage">
            <text:p>77.7%</text:p>
          </table:table-cell>
          <table:table-cell office:value-type="percentage" office:value="0.921188777650754" calcext:value-type="percentage">
            <text:p>92.1%</text:p>
          </table:table-cell>
          <table:table-cell office:value-type="percentage" office:value="0.999533091548283" calcext:value-type="percentage">
            <text:p>100.0%</text:p>
          </table:table-cell>
          <table:table-cell table:number-columns-repeated="2"/>
          <table:covered-table-cell table:style-name="ce28"/>
          <table:table-cell table:style-name="ce31" office:value-type="string" calcext:value-type="string">
            <text:p>Poetry Textbook</text:p>
          </table:table-cell>
          <table:table-cell table:style-name="ce34" table:formula="of:=[.Q11]/[.$T$2]" office:value-type="percentage" office:value="0.02" calcext:value-type="percentage">
            <text:p>2%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Iambic Pentameter</text:p>
          </table:table-cell>
          <table:table-cell table:style-name="ce24" office:value-type="string" calcext:value-type="string" table:number-columns-spanned="2" table:number-rows-spanned="1">
            <text:p>Rhymes</text:p>
          </table:table-cell>
          <table:covered-table-cell table:style-name="Default"/>
          <table:table-cell table:style-name="ce24" office:value-type="string" calcext:value-type="string" table:number-columns-spanned="3" table:number-rows-spanned="1">
            <text:p>Alliterations</text:p>
          </table:table-cell>
          <table:covered-table-cell table:number-columns-repeated="2" table:style-name="Default"/>
          <table:table-cell/>
          <table:table-cell table:style-name="Default" office:value-type="string" calcext:value-type="string" table:number-columns-spanned="4" table:number-rows-spanned="1">
            <text:p>Distinct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Vanilla</text:p>
          </table:table-cell>
          <table:table-cell table:style-name="Default" office:value-type="string" calcext:value-type="string">
            <text:p>Perfect</text:p>
          </table:table-cell>
          <table:table-cell table:style-name="Default" office:value-type="string" calcext:value-type="string">
            <text:p>Weak </text:p>
          </table:table-cell>
          <table:table-cell table:style-name="Default" office:value-type="string" calcext:value-type="string">
            <text:p>t_a = 2</text:p>
          </table:table-cell>
          <table:table-cell table:style-name="Default" office:value-type="string" calcext:value-type="string">
            <text:p>t_a = 3</text:p>
          </table:table-cell>
          <table:table-cell table:style-name="Default" office:value-type="string" calcext:value-type="string">
            <text:p>t_a = 4</text:p>
          </table:table-cell>
          <table:table-cell office:value-type="string" calcext:value-type="string">
            <text:p>Met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125M</text:p>
          </table:table-cell>
          <table:table-cell office:value-type="percentage" office:value="0.37331746031746" calcext:value-type="percentage">
            <text:p>37.3%</text:p>
          </table:table-cell>
          <table:table-cell office:value-type="percentage" office:value="0.377206349206349" calcext:value-type="percentage">
            <text:p>37.7%</text:p>
          </table:table-cell>
          <table:table-cell office:value-type="percentage" office:value="2.39772222222222" calcext:value-type="percentage">
            <text:p>239.8%</text:p>
          </table:table-cell>
          <table:table-cell office:value-type="percentage" office:value="1.01961111111111" calcext:value-type="percentage">
            <text:p>102.0%</text:p>
          </table:table-cell>
          <table:table-cell office:value-type="percentage" office:value="0.536333333333333" calcext:value-type="percentage">
            <text:p>53.6%</text:p>
          </table:table-cell>
          <table:table-cell table:style-name="ce25" office:value-type="percentage" office:value="0.649758844997196" calcext:value-type="percentage">
            <text:p>65.0%</text:p>
          </table:table-cell>
          <table:table-cell office:value-type="percentage" office:value="0.604636406223809" calcext:value-type="percentage">
            <text:p>60.5%</text:p>
          </table:table-cell>
          <table:table-cell office:value-type="percentage" office:value="0.826848090600304" calcext:value-type="percentage">
            <text:p>82.7%</text:p>
          </table:table-cell>
          <table:table-cell office:value-type="percentage" office:value="0.935339067988335" calcext:value-type="percentage">
            <text:p>93.5%</text:p>
          </table:table-cell>
          <table:table-cell office:value-type="percentage" office:value="0.99950559028478" calcext:value-type="percentage">
            <text:p>100.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1.3B</text:p>
          </table:table-cell>
          <table:table-cell office:value-type="percentage" office:value="0.368992063492063" calcext:value-type="percentage">
            <text:p>36.9%</text:p>
          </table:table-cell>
          <table:table-cell office:value-type="percentage" office:value="0.385992063492063" calcext:value-type="percentage">
            <text:p>38.6%</text:p>
          </table:table-cell>
          <table:table-cell office:value-type="percentage" office:value="2.41422222222222" calcext:value-type="percentage">
            <text:p>241.4%</text:p>
          </table:table-cell>
          <table:table-cell office:value-type="percentage" office:value="0.983277777777778" calcext:value-type="percentage">
            <text:p>98.3%</text:p>
          </table:table-cell>
          <table:table-cell office:value-type="percentage" office:value="0.524277777777778" calcext:value-type="percentage">
            <text:p>52.4%</text:p>
          </table:table-cell>
          <table:table-cell table:style-name="ce25" office:value-type="percentage" office:value="0.70972324630611" calcext:value-type="percentage">
            <text:p>71.0%</text:p>
          </table:table-cell>
          <table:table-cell office:value-type="percentage" office:value="0.592092612158897" calcext:value-type="percentage">
            <text:p>59.2%</text:p>
          </table:table-cell>
          <table:table-cell office:value-type="percentage" office:value="0.827120816615968" calcext:value-type="percentage">
            <text:p>82.7%</text:p>
          </table:table-cell>
          <table:table-cell office:value-type="percentage" office:value="0.939755504245399" calcext:value-type="percentage">
            <text:p>94.0%</text:p>
          </table:table-cell>
          <table:table-cell office:value-type="percentage" office:value="0.999549519171964" calcext:value-type="percentage">
            <text:p>100.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2.7B</text:p>
          </table:table-cell>
          <table:table-cell office:value-type="percentage" office:value="0.303412698412698" calcext:value-type="percentage">
            <text:p>30.3%</text:p>
          </table:table-cell>
          <table:table-cell office:value-type="percentage" office:value="0.318333333333333" calcext:value-type="percentage">
            <text:p>31.8%</text:p>
          </table:table-cell>
          <table:table-cell office:value-type="percentage" office:value="2.35822222222222" calcext:value-type="percentage">
            <text:p>235.8%</text:p>
          </table:table-cell>
          <table:table-cell office:value-type="percentage" office:value="1.025" calcext:value-type="percentage">
            <text:p>102.5%</text:p>
          </table:table-cell>
          <table:table-cell office:value-type="percentage" office:value="0.5085" calcext:value-type="percentage">
            <text:p>50.9%</text:p>
          </table:table-cell>
          <table:table-cell table:style-name="ce25" office:value-type="percentage" office:value="0.702844645733993" calcext:value-type="percentage">
            <text:p>70.3%</text:p>
          </table:table-cell>
          <table:table-cell office:value-type="percentage" office:value="0.57678440561071" calcext:value-type="percentage">
            <text:p>57.7%</text:p>
          </table:table-cell>
          <table:table-cell office:value-type="percentage" office:value="0.810414163705359" calcext:value-type="percentage">
            <text:p>81.0%</text:p>
          </table:table-cell>
          <table:table-cell office:value-type="percentage" office:value="0.933020455417141" calcext:value-type="percentage">
            <text:p>93.3%</text:p>
          </table:table-cell>
          <table:table-cell office:value-type="percentage" office:value="0.999549519171964" calcext:value-type="percentage">
            <text:p>100.0%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Mixed Meter</text:p>
          </table:table-cell>
          <table:table-cell table:style-name="ce24" office:value-type="string" calcext:value-type="string" table:number-columns-spanned="2" table:number-rows-spanned="1">
            <text:p>Rhymes</text:p>
          </table:table-cell>
          <table:covered-table-cell table:style-name="Default"/>
          <table:table-cell table:style-name="ce24" office:value-type="string" calcext:value-type="string" table:number-columns-spanned="3" table:number-rows-spanned="1">
            <text:p>Alliterations</text:p>
          </table:table-cell>
          <table:covered-table-cell table:number-columns-repeated="2" table:style-name="Default"/>
          <table:table-cell/>
          <table:table-cell table:style-name="Default" office:value-type="string" calcext:value-type="string" table:number-columns-spanned="4" table:number-rows-spanned="1">
            <text:p>Distinct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Fine Tuned</text:p>
          </table:table-cell>
          <table:table-cell table:style-name="Default" office:value-type="string" calcext:value-type="string">
            <text:p>Perfect</text:p>
          </table:table-cell>
          <table:table-cell table:style-name="Default" office:value-type="string" calcext:value-type="string">
            <text:p>Weak </text:p>
          </table:table-cell>
          <table:table-cell table:style-name="Default" office:value-type="string" calcext:value-type="string">
            <text:p>t_a = 2</text:p>
          </table:table-cell>
          <table:table-cell table:style-name="Default" office:value-type="string" calcext:value-type="string">
            <text:p>t_a = 3</text:p>
          </table:table-cell>
          <table:table-cell table:style-name="Default" office:value-type="string" calcext:value-type="string">
            <text:p>t_a = 4</text:p>
          </table:table-cell>
          <table:table-cell office:value-type="string" calcext:value-type="string">
            <text:p>Met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125M</text:p>
          </table:table-cell>
          <table:table-cell office:value-type="percentage" office:value="0.170555555555556" calcext:value-type="percentage">
            <text:p>17.1%</text:p>
          </table:table-cell>
          <table:table-cell office:value-type="percentage" office:value="0.2575" calcext:value-type="percentage">
            <text:p>25.8%</text:p>
          </table:table-cell>
          <table:table-cell office:value-type="percentage" office:value="1.4675" calcext:value-type="percentage">
            <text:p>146.8%</text:p>
          </table:table-cell>
          <table:table-cell office:value-type="percentage" office:value="0.306944444444444" calcext:value-type="percentage">
            <text:p>30.7%</text:p>
          </table:table-cell>
          <table:table-cell office:value-type="percentage" office:value="0.0620555555555556" calcext:value-type="percentage">
            <text:p>6.2%</text:p>
          </table:table-cell>
          <table:table-cell table:style-name="ce25" office:value-type="percentage" office:value="0.829764028450432" calcext:value-type="percentage">
            <text:p>83.0%</text:p>
          </table:table-cell>
          <table:table-cell office:value-type="percentage" office:value="0.633729152926719" calcext:value-type="percentage">
            <text:p>63.4%</text:p>
          </table:table-cell>
          <table:table-cell office:value-type="percentage" office:value="0.828208955251891" calcext:value-type="percentage">
            <text:p>82.8%</text:p>
          </table:table-cell>
          <table:table-cell office:value-type="percentage" office:value="0.937652890593081" calcext:value-type="percentage">
            <text:p>93.8%</text:p>
          </table:table-cell>
          <table:table-cell office:value-type="percentage" office:value="0.999823517126149" calcext:value-type="percentage">
            <text:p>100.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1.3B</text:p>
          </table:table-cell>
          <table:table-cell office:value-type="percentage" office:value="0.159722222222222" calcext:value-type="percentage">
            <text:p>16.0%</text:p>
          </table:table-cell>
          <table:table-cell office:value-type="percentage" office:value="0.263611111111111" calcext:value-type="percentage">
            <text:p>26.4%</text:p>
          </table:table-cell>
          <table:table-cell office:value-type="percentage" office:value="1.34405555555556" calcext:value-type="percentage">
            <text:p>134.4%</text:p>
          </table:table-cell>
          <table:table-cell office:value-type="percentage" office:value="0.294388888888889" calcext:value-type="percentage">
            <text:p>29.4%</text:p>
          </table:table-cell>
          <table:table-cell office:value-type="percentage" office:value="0.0627777777777778" calcext:value-type="percentage">
            <text:p>6.3%</text:p>
          </table:table-cell>
          <table:table-cell table:style-name="ce25" office:value-type="percentage" office:value="0.7967558336725" calcext:value-type="percentage">
            <text:p>79.7%</text:p>
          </table:table-cell>
          <table:table-cell office:value-type="percentage" office:value="0.635423456106987" calcext:value-type="percentage">
            <text:p>63.5%</text:p>
          </table:table-cell>
          <table:table-cell office:value-type="percentage" office:value="0.861088167438135" calcext:value-type="percentage">
            <text:p>86.1%</text:p>
          </table:table-cell>
          <table:table-cell office:value-type="percentage" office:value="0.958356257221849" calcext:value-type="percentage">
            <text:p>95.8%</text:p>
          </table:table-cell>
          <table:table-cell office:value-type="percentage" office:value="0.999791245791246" calcext:value-type="percentage">
            <text:p>100.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2.7B</text:p>
          </table:table-cell>
          <table:table-cell office:value-type="percentage" office:value="0.291388888888889" calcext:value-type="percentage">
            <text:p>29.1%</text:p>
          </table:table-cell>
          <table:table-cell office:value-type="percentage" office:value="0.364722222222222" calcext:value-type="percentage">
            <text:p>36.5%</text:p>
          </table:table-cell>
          <table:table-cell office:value-type="percentage" office:value="1.55455555555556" calcext:value-type="percentage">
            <text:p>155.5%</text:p>
          </table:table-cell>
          <table:table-cell office:value-type="percentage" office:value="0.353833333333333" calcext:value-type="percentage">
            <text:p>35.4%</text:p>
          </table:table-cell>
          <table:table-cell office:value-type="percentage" office:value="0.100888888888889" calcext:value-type="percentage">
            <text:p>10.1%</text:p>
          </table:table-cell>
          <table:table-cell table:style-name="ce25" office:value-type="percentage" office:value="0.794386640455061" calcext:value-type="percentage">
            <text:p>79.4%</text:p>
          </table:table-cell>
          <table:table-cell office:value-type="percentage" office:value="0.539167116215885" calcext:value-type="percentage">
            <text:p>53.9%</text:p>
          </table:table-cell>
          <table:table-cell office:value-type="percentage" office:value="0.780270134665926" calcext:value-type="percentage">
            <text:p>78.0%</text:p>
          </table:table-cell>
          <table:table-cell office:value-type="percentage" office:value="0.921399304079983" calcext:value-type="percentage">
            <text:p>92.1%</text:p>
          </table:table-cell>
          <table:table-cell office:value-type="percentage" office:value="0.99981969799414" calcext:value-type="percentage">
            <text:p>100.0%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Mixed Meter</text:p>
          </table:table-cell>
          <table:table-cell table:style-name="ce24" office:value-type="string" calcext:value-type="string" table:number-columns-spanned="2" table:number-rows-spanned="1">
            <text:p>Rhymes</text:p>
          </table:table-cell>
          <table:covered-table-cell table:style-name="Default"/>
          <table:table-cell table:style-name="ce24" office:value-type="string" calcext:value-type="string" table:number-columns-spanned="3" table:number-rows-spanned="1">
            <text:p>Alliterations</text:p>
          </table:table-cell>
          <table:covered-table-cell table:number-columns-repeated="2" table:style-name="Default"/>
          <table:table-cell/>
          <table:table-cell table:style-name="Default" office:value-type="string" calcext:value-type="string" table:number-columns-spanned="4" table:number-rows-spanned="1">
            <text:p>Distinct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Vanilla</text:p>
          </table:table-cell>
          <table:table-cell table:style-name="Default" office:value-type="string" calcext:value-type="string">
            <text:p>Perfect</text:p>
          </table:table-cell>
          <table:table-cell table:style-name="Default" office:value-type="string" calcext:value-type="string">
            <text:p>Weak </text:p>
          </table:table-cell>
          <table:table-cell table:style-name="Default" office:value-type="string" calcext:value-type="string">
            <text:p>t_a = 2</text:p>
          </table:table-cell>
          <table:table-cell table:style-name="Default" office:value-type="string" calcext:value-type="string">
            <text:p>t_a = 3</text:p>
          </table:table-cell>
          <table:table-cell table:style-name="Default" office:value-type="string" calcext:value-type="string">
            <text:p>t_a = 4</text:p>
          </table:table-cell>
          <table:table-cell office:value-type="string" calcext:value-type="string">
            <text:p>Met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125M</text:p>
          </table:table-cell>
          <table:table-cell office:value-type="percentage" office:value="0.430714285714286" calcext:value-type="percentage">
            <text:p>43.1%</text:p>
          </table:table-cell>
          <table:table-cell office:value-type="percentage" office:value="0.434047619047619" calcext:value-type="percentage">
            <text:p>43.4%</text:p>
          </table:table-cell>
          <table:table-cell office:value-type="percentage" office:value="2.65683333333333" calcext:value-type="percentage">
            <text:p>265.7%</text:p>
          </table:table-cell>
          <table:table-cell office:value-type="percentage" office:value="1.13983333333333" calcext:value-type="percentage">
            <text:p>114.0%</text:p>
          </table:table-cell>
          <table:table-cell office:value-type="percentage" office:value="0.612277777777778" calcext:value-type="percentage">
            <text:p>61.2%</text:p>
          </table:table-cell>
          <table:table-cell table:style-name="ce25" office:value-type="percentage" office:value="0.647809885132343" calcext:value-type="percentage">
            <text:p>64.8%</text:p>
          </table:table-cell>
          <table:table-cell office:value-type="percentage" office:value="0.612317059655673" calcext:value-type="percentage">
            <text:p>61.2%</text:p>
          </table:table-cell>
          <table:table-cell office:value-type="percentage" office:value="0.833193647989035" calcext:value-type="percentage">
            <text:p>83.3%</text:p>
          </table:table-cell>
          <table:table-cell office:value-type="percentage" office:value="0.938815108745258" calcext:value-type="percentage">
            <text:p>93.9%</text:p>
          </table:table-cell>
          <table:table-cell office:value-type="percentage" office:value="0.99981098339719" calcext:value-type="percentage">
            <text:p>100.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1.3B</text:p>
          </table:table-cell>
          <table:table-cell office:value-type="percentage" office:value="0.374626984126984" calcext:value-type="percentage">
            <text:p>37.5%</text:p>
          </table:table-cell>
          <table:table-cell office:value-type="percentage" office:value="0.387349206349206" calcext:value-type="percentage">
            <text:p>38.7%</text:p>
          </table:table-cell>
          <table:table-cell office:value-type="percentage" office:value="2.60744444444444" calcext:value-type="percentage">
            <text:p>260.7%</text:p>
          </table:table-cell>
          <table:table-cell office:value-type="percentage" office:value="1.05377777777778" calcext:value-type="percentage">
            <text:p>105.4%</text:p>
          </table:table-cell>
          <table:table-cell office:value-type="percentage" office:value="0.499111111111111" calcext:value-type="percentage">
            <text:p>49.9%</text:p>
          </table:table-cell>
          <table:table-cell table:style-name="ce25" office:value-type="percentage" office:value="0.69527500419976" calcext:value-type="percentage">
            <text:p>69.5%</text:p>
          </table:table-cell>
          <table:table-cell office:value-type="percentage" office:value="0.610520112286617" calcext:value-type="percentage">
            <text:p>61.1%</text:p>
          </table:table-cell>
          <table:table-cell office:value-type="percentage" office:value="0.840275917326661" calcext:value-type="percentage">
            <text:p>84.0%</text:p>
          </table:table-cell>
          <table:table-cell office:value-type="percentage" office:value="0.943825784190166" calcext:value-type="percentage">
            <text:p>94.4%</text:p>
          </table:table-cell>
          <table:table-cell office:value-type="percentage" office:value="0.999826577939101" calcext:value-type="percentage">
            <text:p>100.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2.7B</text:p>
          </table:table-cell>
          <table:table-cell office:value-type="percentage" office:value="0.292333333333333" calcext:value-type="percentage">
            <text:p>29.2%</text:p>
          </table:table-cell>
          <table:table-cell office:value-type="percentage" office:value="0.315333333333333" calcext:value-type="percentage">
            <text:p>31.5%</text:p>
          </table:table-cell>
          <table:table-cell office:value-type="percentage" office:value="2.65166666666667" calcext:value-type="percentage">
            <text:p>265.2%</text:p>
          </table:table-cell>
          <table:table-cell office:value-type="percentage" office:value="1.13911111111111" calcext:value-type="percentage">
            <text:p>113.9%</text:p>
          </table:table-cell>
          <table:table-cell office:value-type="percentage" office:value="0.576555555555555" calcext:value-type="percentage">
            <text:p>57.7%</text:p>
          </table:table-cell>
          <table:table-cell table:style-name="ce25" office:value-type="percentage" office:value="0.686636308508425" calcext:value-type="percentage">
            <text:p>68.7%</text:p>
          </table:table-cell>
          <table:table-cell office:value-type="percentage" office:value="0.597073587160886" calcext:value-type="percentage">
            <text:p>59.7%</text:p>
          </table:table-cell>
          <table:table-cell office:value-type="percentage" office:value="0.825110382965483" calcext:value-type="percentage">
            <text:p>82.5%</text:p>
          </table:table-cell>
          <table:table-cell office:value-type="percentage" office:value="0.939096156527545" calcext:value-type="percentage">
            <text:p>93.9%</text:p>
          </table:table-cell>
          <table:table-cell office:value-type="percentage" office:value="0.999826577939101" calcext:value-type="percentage">
            <text:p>100.0%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6:39:14.554728417</meta:creation-date>
    <dc:date>2022-12-12T14:35:31.979370907</dc:date>
    <meta:editing-duration>PT4H43M46S</meta:editing-duration>
    <meta:editing-cycles>13</meta:editing-cycles>
    <meta:generator>LibreOffice/7.3.7.2$Linux_X86_64 LibreOffice_project/30$Build-2</meta:generator>
    <meta:document-statistic meta:table-count="1" meta:cell-count="262" meta:object-count="0"/>
  </office:meta>
</office:document-meta>
</file>